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Heading_20_1">
      <style:text-properties style:font-name="Georgia"/>
    </style:style>
    <style:style style:name="P5" style:family="paragraph" style:parent-style-name="Text_20_body">
      <style:paragraph-properties fo:text-align="center" style:justify-single-word="false"/>
      <style:text-properties style:font-name="Georgia" officeooo:rsid="000ce96b" officeooo:paragraph-rsid="000ce96b"/>
    </style:style>
    <style:style style:name="P6" style:family="paragraph" style:parent-style-name="Text_20_body">
      <style:text-properties style:font-name="Georgia"/>
    </style:style>
    <style:style style:name="P7" style:family="paragraph" style:parent-style-name="Text_20_body">
      <style:text-properties style:font-name="Georgia" officeooo:paragraph-rsid="0022b12b"/>
    </style:style>
    <style:style style:name="P8" style:family="paragraph" style:parent-style-name="Text_20_body">
      <style:text-properties style:font-name="Georgia" officeooo:paragraph-rsid="0025940c"/>
    </style:style>
    <style:style style:name="P9" style:family="paragraph" style:parent-style-name="Text_20_body">
      <style:text-properties style:font-name="Georgia" officeooo:paragraph-rsid="0035e2e8"/>
    </style:style>
    <style:style style:name="P10" style:family="paragraph" style:parent-style-name="Title">
      <style:text-properties style:font-name="Georgia" officeooo:rsid="000ce96b" officeooo:paragraph-rsid="000ce96b"/>
    </style:style>
    <style:style style:name="T1" style:family="text">
      <style:text-properties officeooo:rsid="000ce96b"/>
    </style:style>
    <style:style style:name="T2" style:family="text">
      <style:text-properties officeooo:rsid="000d1d09"/>
    </style:style>
    <style:style style:name="T3" style:family="text">
      <style:text-properties officeooo:rsid="000e35eb"/>
    </style:style>
    <style:style style:name="T4" style:family="text">
      <style:text-properties officeooo:rsid="000fb908"/>
    </style:style>
    <style:style style:name="T5" style:family="text">
      <style:text-properties officeooo:rsid="00115d44"/>
    </style:style>
    <style:style style:name="T6" style:family="text">
      <style:text-properties fo:font-style="italic" officeooo:rsid="00115d44" style:font-style-asian="italic" style:font-style-complex="italic"/>
    </style:style>
    <style:style style:name="T7" style:family="text">
      <style:text-properties fo:font-style="italic" officeooo:rsid="002f00a7" style:font-style-asian="italic" style:font-style-complex="italic"/>
    </style:style>
    <style:style style:name="T8" style:family="text">
      <style:text-properties fo:font-style="italic" officeooo:rsid="0031032b" style:font-style-asian="italic" style:font-style-complex="italic"/>
    </style:style>
    <style:style style:name="T9" style:family="text">
      <style:text-properties fo:font-style="normal" officeooo:rsid="00115d44" style:font-style-asian="normal" style:font-style-complex="normal"/>
    </style:style>
    <style:style style:name="T10" style:family="text">
      <style:text-properties fo:font-style="normal" officeooo:rsid="00128859" style:font-style-asian="normal" style:font-style-complex="normal"/>
    </style:style>
    <style:style style:name="T11" style:family="text">
      <style:text-properties fo:font-style="normal" officeooo:rsid="0016404c" style:font-style-asian="normal" style:font-style-complex="normal"/>
    </style:style>
    <style:style style:name="T12" style:family="text">
      <style:text-properties fo:font-style="normal" officeooo:rsid="0016e3d4" style:font-style-asian="normal" style:font-style-complex="normal"/>
    </style:style>
    <style:style style:name="T13" style:family="text">
      <style:text-properties fo:font-style="normal" officeooo:rsid="0018d8f8" style:font-style-asian="normal" style:font-style-complex="normal"/>
    </style:style>
    <style:style style:name="T14" style:family="text">
      <style:text-properties fo:font-style="normal" officeooo:rsid="001ad738" style:font-style-asian="normal" style:font-style-complex="normal"/>
    </style:style>
    <style:style style:name="T15" style:family="text">
      <style:text-properties fo:font-style="normal" officeooo:rsid="001be711" style:font-style-asian="normal" style:font-style-complex="normal"/>
    </style:style>
    <style:style style:name="T16" style:family="text">
      <style:text-properties fo:font-style="normal" officeooo:rsid="001c4ab2" style:font-style-asian="normal" style:font-style-complex="normal"/>
    </style:style>
    <style:style style:name="T17" style:family="text">
      <style:text-properties fo:font-style="normal" officeooo:rsid="001da1fc" style:font-style-asian="normal" style:font-style-complex="normal"/>
    </style:style>
    <style:style style:name="T18" style:family="text">
      <style:text-properties fo:font-style="normal" officeooo:rsid="001ec4f0" style:font-style-asian="normal" style:font-style-complex="normal"/>
    </style:style>
    <style:style style:name="T19" style:family="text">
      <style:text-properties fo:font-style="normal" officeooo:rsid="002034cb" style:font-style-asian="normal" style:font-style-complex="normal"/>
    </style:style>
    <style:style style:name="T20" style:family="text">
      <style:text-properties fo:font-style="normal" officeooo:rsid="0021b9f8" style:font-style-asian="normal" style:font-style-complex="normal"/>
    </style:style>
    <style:style style:name="T21" style:family="text">
      <style:text-properties fo:font-style="normal" officeooo:rsid="0022b12b" style:font-style-asian="normal" style:font-style-complex="normal"/>
    </style:style>
    <style:style style:name="T22" style:family="text">
      <style:text-properties fo:font-style="normal" officeooo:rsid="00239cce" style:font-style-asian="normal" style:font-style-complex="normal"/>
    </style:style>
    <style:style style:name="T23" style:family="text">
      <style:text-properties fo:font-style="normal" officeooo:rsid="0025940c" style:font-style-asian="normal" style:font-style-complex="normal"/>
    </style:style>
    <style:style style:name="T24" style:family="text">
      <style:text-properties fo:font-style="normal" officeooo:rsid="0025c369" style:font-style-asian="normal" style:font-style-complex="normal"/>
    </style:style>
    <style:style style:name="T25" style:family="text">
      <style:text-properties fo:font-style="normal" officeooo:rsid="00269249" style:font-style-asian="normal" style:font-style-complex="normal"/>
    </style:style>
    <style:style style:name="T26" style:family="text">
      <style:text-properties fo:font-style="normal" officeooo:rsid="0027ce94" style:font-style-asian="normal" style:font-style-complex="normal"/>
    </style:style>
    <style:style style:name="T27" style:family="text">
      <style:text-properties fo:font-style="normal" officeooo:rsid="0029b58a" style:font-style-asian="normal" style:font-style-complex="normal"/>
    </style:style>
    <style:style style:name="T28" style:family="text">
      <style:text-properties fo:font-style="normal" officeooo:rsid="002abbb0" style:font-style-asian="normal" style:font-style-complex="normal"/>
    </style:style>
    <style:style style:name="T29" style:family="text">
      <style:text-properties fo:font-style="normal" officeooo:rsid="002afbbc" style:font-style-asian="normal" style:font-style-complex="normal"/>
    </style:style>
    <style:style style:name="T30" style:family="text">
      <style:text-properties fo:font-style="normal" officeooo:rsid="002cd8db" style:font-style-asian="normal" style:font-style-complex="normal"/>
    </style:style>
    <style:style style:name="T31" style:family="text">
      <style:text-properties fo:font-style="normal" officeooo:rsid="002e63ec" style:font-style-asian="normal" style:font-style-complex="normal"/>
    </style:style>
    <style:style style:name="T32" style:family="text">
      <style:text-properties fo:font-style="normal" officeooo:rsid="002f00a7" style:font-style-asian="normal" style:font-style-complex="normal"/>
    </style:style>
    <style:style style:name="T33" style:family="text">
      <style:text-properties fo:font-style="normal" officeooo:rsid="002f763b" style:font-style-asian="normal" style:font-style-complex="normal"/>
    </style:style>
    <style:style style:name="T34" style:family="text">
      <style:text-properties fo:font-style="normal" officeooo:rsid="002fd761" style:font-style-asian="normal" style:font-style-complex="normal"/>
    </style:style>
    <style:style style:name="T35" style:family="text">
      <style:text-properties fo:font-style="normal" officeooo:rsid="0031032b" style:font-style-asian="normal" style:font-style-complex="normal"/>
    </style:style>
    <style:style style:name="T36" style:family="text">
      <style:text-properties fo:font-style="normal" officeooo:rsid="00313cc2" style:font-style-asian="normal" style:font-style-complex="normal"/>
    </style:style>
    <style:style style:name="T37" style:family="text">
      <style:text-properties fo:font-style="normal" officeooo:rsid="00314649" style:font-style-asian="normal" style:font-style-complex="normal"/>
    </style:style>
    <style:style style:name="T38" style:family="text">
      <style:text-properties fo:font-style="normal" officeooo:rsid="003303a0" style:font-style-asian="normal" style:font-style-complex="normal"/>
    </style:style>
    <style:style style:name="T39" style:family="text">
      <style:text-properties fo:font-style="normal" officeooo:rsid="0034877e" style:font-style-asian="normal" style:font-style-complex="normal"/>
    </style:style>
    <style:style style:name="T40" style:family="text">
      <style:text-properties fo:font-style="normal" officeooo:rsid="0035e2e8" style:font-style-asian="normal" style:font-style-complex="normal"/>
    </style:style>
    <style:style style:name="T41" style:family="text">
      <style:text-properties officeooo:rsid="00145867"/>
    </style:style>
    <style:style style:name="T42" style:family="text">
      <style:text-properties style:font-name="Georgia" fo:font-style="normal" officeooo:rsid="0096a1dc" style:font-style-asian="normal" style:font-style-complex="normal"/>
    </style:style>
    <style:style style:name="T43" style:family="text">
      <style:text-properties style:font-name="Georgia" fo:font-style="normal" officeooo:rsid="0035e2e8"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Walking The World</text:p>
      <text:p text:style-name="P2">303</text:p>
      <text:p text:style-name="P5">by Kyle Eggleston</text:p>
      <text:p text:style-name="P5"/>
      <text:h text:style-name="P4" text:outline-level="1"><text:span text:style-name="T2">Earth, </text:span><text:span text:style-name="T41">The Distant Future</text:span></text:h>
      <text:p text:style-name="P6"><text:tab/><text:span text:style-name="T1">Three thousand years had passed since Nokev last stepped foot on his home planet Shuka for the last time. </text:span><text:span text:style-name="T2">He had spent that time searching the galaxy for a place to fit in. Finally he settled on Earth. There had been some close calls over the past three thousand years. Ever since the Earth had been basically decimated to a pulp, there was nothing left on it. Nothing could grow.</text:span></text:p>
      <text:p text:style-name="P6"><text:tab/><text:span text:style-name="T2">The Moon and Mars colonies flourished. Nokev had spent some time on each of them over the past three thousand years, but never felt quite at home. Earth felt more like home than Shuka ever did to him. It would be his final resting place, if he could ever figure out how to die. </text:span><text:span text:style-name="T3">That was a curse Nokev had to bear, he could not die. </text:span><text:span text:style-name="T4">He had tired on several occasions to take his own life, but nothing ever worked for him. He was alone. Doomed to be alone for the rest of his life.</text:span></text:p>
      <text:p text:style-name="P6"><text:tab/><text:span text:style-name="T5">Nokev sat in his home made shelter. He had read every single book Earth had to offer over the past three thousand years. He had originally created the shelter for Bert McDuff when he came through a wormhole. But Bert did not wish to stay. He wanted to go back to his own life, which was understandable to Nokev.</text:span></text:p>
      <text:p text:style-name="P6"><text:tab/><text:span text:style-name="T5">Picking up a book, Nokev dusted it off. </text:span><text:span text:style-name="T6">Moby Dick</text:span><text:span text:style-name="T9">. He opened the cover and read the first line aloud. “Call me Ishmael …” He chuckled at the thought. </text:span><text:span text:style-name="T6">Oh that white whale was going down.</text:span><text:span text:style-name="T9"> Nokev thought. Of course he knew that wasn’t the case </text:span><text:span text:style-name="T10">as it was Ahab who would be killed</text:span><text:span text:style-name="T9">, but he could dream.</text:span></text:p>
      <text:p text:style-name="P6"><text:span text:style-name="T9"><text:tab/></text:span><text:span text:style-name="T11">Dreaming had never been a problem for Nokev. He was always the optimist, always the dreamer. Being a scientist meant you had to be able to dream and think of new ways to accomplish certain tasks. It was in his blood.</text:span></text:p>
      <text:p text:style-name="P6"><text:span text:style-name="T11"><text:tab/>“</text:span><text:span text:style-name="T12">Hello old friend.” A voice came from the door to Nokev’s shelter. He was shocked. No one could survive the molten heat the Earth had been experiencing for well over two thousand years. No one.</text:span></text:p>
      <text:p text:style-name="P6"><text:span text:style-name="T12"><text:tab/>Obshi entered the dwelling. “Nice place you have set up here. Mind if I have a seat?”</text:span></text:p>
      <text:p text:style-name="P6"><text:soft-page-break/><text:span text:style-name="T12"><text:tab/>Nokev turned around. Sure enough, it was Obshi. But how? He wondered. Obshi should be long dead. He looked at Obshi with a look of confusion running across his face. Obshi simply laughed.</text:span></text:p>
      <text:p text:style-name="P6"><text:span text:style-name="T12"><text:tab/>“It is good to see you again as well.” Obshi said inviting himself inside the dwelling. He sat down on a couch next to Nokev who was still in shock. “</text:span><text:span text:style-name="T13">We have a lot to catch up on. A lot.”</text:span></text:p>
      <text:p text:style-name="P6"><text:span text:style-name="T13"><text:tab/></text:span><text:span text:style-name="T14">Nokev asked the only question he had in his mind. “How?”</text:span></text:p>
      <text:p text:style-name="P6"><text:span text:style-name="T14"><text:tab/>“The Guardians.” Obshi said. “I ran into them while searching for you out on The Rim. You left in such a hurry, didn’t say goodbye to anyone. We all wondered where you went. I figured you had gone to The Rim, your old stomping grounds as it were. Well the Guardians gave me the gift of eternal life and youth. I haven’t aged a day, in face I’ve actually lost a few years.” Obshi smiled. “I’m sure you have a similar experience.”</text:span></text:p>
      <text:p text:style-name="P6"><text:span text:style-name="T14"><text:tab/>Nokev nodded. “Yes, I consider it a curse. We never age, we never die. We are stuck like this forever. Always on the move, always looking for a new place to settle down before it gets too comfortable and people begin to notice.”</text:span></text:p>
      <text:p text:style-name="P6"><text:span text:style-name="T14"><text:tab/>Obshi shook his head. “Not always. Seems you’ve been on Earth for quite some time.”</text:span></text:p>
      <text:p text:style-name="P6"><text:span text:style-name="T14"><text:tab/>Nokev agreed. “The Earth has been devastated for a while now. It is safe for me here. Or so I thought that no one would come looking for me, until you showed up.”</text:span></text:p>
      <text:p text:style-name="P6"><text:span text:style-name="T14"><text:tab/></text:span><text:span text:style-name="T15">Obshi frowned. “Yes, I tried to visit Shuka about a thousand years ago. It has changed too much. The Religious Government that we knew fell a long time ago. They are now governed by a dictatorship. I could not stay there. I had to leave … </text:span><text:span text:style-name="T16">and I wound up finding you here of all places. I had heard the Earth had been devastated by destruction and I had to come see for myself.” </text:span><text:span text:style-name="T17">He paused. “I haven’t made very many friends since I’ve been away. After General Tague killed herself moments after I offered my friendship, I figured it best to avoid such … nonsense.”</text:span></text:p>
      <text:p text:style-name="P6"><text:span text:style-name="T17"><text:tab/></text:span><text:span text:style-name="T18">Nokev knew the feeling all too well. You get close to someone, offer friendship and everything goes out the window. There was never a chance he could have lasting friendships, not with the whole not aging thing going on. </text:span><text:span text:style-name="T19">He even found it possible to walk the Earth in search of, something, without being burned alive. Such a curse indeed.</text:span></text:p>
      <text:p text:style-name="P6"><text:span text:style-name="T19"><text:tab/>“Have you been to the Moon yet?” Nokev asked. “They seem to be thriving up there.”</text:span></text:p>
      <text:p text:style-name="P6"><text:span text:style-name="T19"><text:tab/>Obshi shook his head. “No, I haven’t made it to the Moon yet. I wouldn’t have found you had you not setup that homing beacon.” He gestured to a small sphere like object in the corner of the dwelling. “You were broadcasting so loud, anyone could hear it.”</text:span></text:p>
      <text:p text:style-name="P7"><text:soft-page-break/><text:span text:style-name="T19"><text:tab/>“Oh, that.” Nokev said. “Yes I set that up for a friend of mine in case he ever found his way back to Earth. He was trapped in a wormhole for a while. I do wonder from time to time whatever happened to him. Did he make it back to his own time? I do not know. </text:span><text:span text:style-name="T20">I would like to think he made it back to his family, if he had one. That is a nice thought to have.</text:span><text:span text:style-name="T19">”</text:span></text:p>
      <text:p text:style-name="P7"><text:span text:style-name="T19"><text:tab/></text:span><text:span text:style-name="T21">Obshi smiled, it was indeed a nice thought. To lose a friend close to you was no easy feat. He wished he could have spread the joy the Guardians had shown him, their hospitality had been very generous. But generosity does have its limitations. He brushed the thought out of his head.</text:span></text:p>
      <text:p text:style-name="P8"><text:span text:style-name="T21"><text:tab/>“</text:span><text:span text:style-name="T22">But the important thing is I am here now.” Obshi said. “You are no longer alone.” He paused. “You know, they erected a monument of you in front of the Great Hall of Wisdom. Roughly a thousand years ago. One of your <text:s/>descendants petitioned for it to be built and the ruling body approved it.” He smiled. “It is quite a nice likeness of you.”</text:span></text:p>
      <text:p text:style-name="P8"><text:span text:style-name="T22"><text:tab/></text:span><text:span text:style-name="T23">Nokev smiled at the thought. One of his </text:span><text:span text:style-name="T22">descendants, </text:span><text:span text:style-name="T23">he mused. His name had gone on after all. A legacy to be had, to be seen. Nokev’s accomplishments had not been forgotten after all. It felt good. “Thank you dear friend.” He said.</text:span></text:p>
      <text:p text:style-name="P8"><text:span text:style-name="T23"><text:tab/>“Tonight we celebrate this news.” Obshi said. “To honor those who have gone on before.”</text:span></text:p>
      <text:p text:style-name="P8"><text:span text:style-name="T23"><text:tab/>Nokev nodded. “I know just the place. It’s on the Moon. I wonder if it’s still there. Oh well, if it’s not we’ll find another place to celebrate.”</text:span></text:p>
      <text:p text:style-name="P8"><text:span text:style-name="T23"><text:tab/>Obshi smiled. “Yes indeed.”</text:span></text:p>
      <text:p text:style-name="P8"><text:span text:style-name="T23"><text:tab/></text:span><text:span text:style-name="T24">At twenty-one hundred hours, Obshi and Nokev took off in a small shuttle headed to the Moon. Finding a landing space was no easy task. There were travelers from all over trying to get a glimpse at Earth from the Moon as it was the best place to see the doomed planet. </text:span><text:span text:style-name="T25">Aliens from all over came to learn of the Earth’s destruction in order to prevent it from happening to their own planets. </text:span><text:span text:style-name="T26">The surviving Earthlings refused to talk about it, so rumors spread like wildfire. </text:span><text:span text:style-name="T27">Nokev knew the truth and that’s all which mattered.</text:span></text:p>
      <text:p text:style-name="P8"><text:span text:style-name="T27"><text:tab/>Walking into a bar, Nokev and Obshi found a table and sat down. A waitress walked up to them. “What will it be boys.” She asked. “Don’t ask for any of those crazy alien beverages, we don’t serve those here. We’re not called the Old Time Saloon for nothing. My personal favorite is the whiskey.”</text:span></text:p>
      <text:p text:style-name="P8"><text:span text:style-name="T27"><text:tab/></text:span><text:span text:style-name="T28">Nokev smiled. It had been a while since he had been in an Earth bar. “Two shots of whiskeys, two Guinness beers please.” He slid some money over to the waitress on the table. “Keep the change.”</text:span></text:p>
      <text:p text:style-name="P8"><text:span text:style-name="T28"><text:tab/>The waitress’s eyes lit up. “Gee, thanks mister. I’ll be right back with those drinks, </text:span><text:span text:style-name="T30">and bring a complimentary basket of cheese fries ‘cause I like you.</text:span><text:span text:style-name="T28">” </text:span><text:span text:style-name="T30">She walked away.</text:span></text:p>
      <text:p text:style-name="P8"><text:soft-page-break/><text:span text:style-name="T28"><text:tab/>Obshi looked at Nokev with caution. “What did you just order?”</text:span></text:p>
      <text:p text:style-name="P8"><text:span text:style-name="T28"><text:tab/>Nokev smiled. “Drinks. We’re celebrating remember? </text:span><text:span text:style-name="T29">Just wait till you try the cheese fries, they’re delicious!</text:span><text:span text:style-name="T28">”</text:span></text:p>
      <text:p text:style-name="P8"><text:span text:style-name="T28"><text:tab/>“</text:span><text:span text:style-name="T29">Cheese … fries?” Obshi asked. He wasn’t sure he wanted to know. “</text:span><text:span text:style-name="T30">I’ll take your word for it.”</text:span></text:p>
      <text:p text:style-name="P8"><text:span text:style-name="T31"><text:tab/>A moment later the waitress brought the drinks and the cheese fries. Obshi went to grab the beer first. Nokev stopped him. “No, wait. There’s an old Earth saying. Let me see if I can remember it. Ah yes, beer before liquor never been sicker. Liquor before beer you’re in the clear.” He handed Obshi the shot of whiskey.</text:span></text:p>
      <text:p text:style-name="P8"><text:span text:style-name="T31"><text:tab/>“Down the hatch!” Nokev slammed the shot. Obshi did likewise.</text:span></text:p>
      <text:p text:style-name="P8"><text:span text:style-name="T31"><text:tab/>“My chest feels like it’s on fire.” Obshi said.</text:span></text:p>
      <text:p text:style-name="P8"><text:span text:style-name="T31"><text:tab/></text:span><text:span text:style-name="T32">Nokev nodded. “That’s the point my friend. Here have some cheese fries. It’ll do you good.” He slid the plate of fries over to Obshi who consumed a handful.</text:span></text:p>
      <text:p text:style-name="P8"><text:span text:style-name="T32"><text:tab/>‘You are right, these </text:span><text:span text:style-name="T7">are</text:span><text:span text:style-name="T32"> delicious!” Obhsi said as he took another handful of fries.</text:span></text:p>
      <text:p text:style-name="P8"><text:span text:style-name="T32"><text:tab/></text:span><text:span text:style-name="T33">Nokev smiled. “Told ya. Here, try the beer.”</text:span></text:p>
      <text:p text:style-name="P8"><text:span text:style-name="T33"><text:tab/>Obshi took a sip of the beer. “Oh my, what wonderful thing is this?”</text:span></text:p>
      <text:p text:style-name="P8"><text:span text:style-name="T33"><text:tab/></text:span><text:span text:style-name="T34">Nokev simply laughed. They were going to have a good time for sure. </text:span><text:span text:style-name="T35">Two alien women walked up to Obshi and Nokev. Nokev didn’t recognize their species. </text:span><text:span text:style-name="T8">Must be new in town.</text:span><text:span text:style-name="T35"> He thought.</text:span></text:p>
      <text:p text:style-name="P8"><text:span text:style-name="T35"><text:tab/></text:span><text:span text:style-name="T36">One of them spoke to Nokev placing her hand on his. “Hey boys, haven’t seen you around these parts before.” </text:span><text:span text:style-name="T37">The other zoned in on Obshi. “You’re cute.” She said. </text:span><text:span text:style-name="T38">Obshi blushed.</text:span></text:p>
      <text:p text:style-name="P8"><text:span text:style-name="T38"><text:tab/>“You’re pretty cute yourself.” Nokev said to the woman who was holding his hand. “</text:span><text:span text:style-name="T39">You all regulars?”</text:span></text:p>
      <text:p text:style-name="P8"><text:span text:style-name="T39"><text:tab/>The woman nodded. “Yes, been coming here for the past ten years.”</text:span></text:p>
      <text:p text:style-name="P8"><text:span text:style-name="T39"><text:tab/>Nokev nodded. “I haven’t been up here in over a thousand years, no wonder why I haven’t seen you around before.” He smiled. “My name is Nokev, and this is Obshi.”</text:span></text:p>
      <text:p text:style-name="P8"><text:span text:style-name="T39"><text:tab/>“Myra and Suki.” The alien woman said. “A thousand years? Wow, you must be old.”</text:span></text:p>
      <text:p text:style-name="P8"><text:span text:style-name="T39"><text:tab/>Nokev shrugged. “I stopped counting at two thousand.” He said.</text:span></text:p>
      <text:p text:style-name="P8"><text:span text:style-name="T39"><text:tab/>“Oh my.” Myra replied. “You really are old. I bet you saw the Earth when it was still alive then.”</text:span></text:p>
      <text:p text:style-name="P8"><text:soft-page-break/><text:span text:style-name="T39"><text:tab/>“Oh yes.” Nokev said. “It was lush and green, blue skies as far as the eye could see. It was quite lovely for an alien world.” </text:span><text:span text:style-name="T40">He sighed remembering just how beautiful the Earth really had been.</text:span></text:p>
      <text:p text:style-name="P8"><text:span text:style-name="T40"><text:tab/>“What happened to it?” Suki asked. “None of the locals have ever told us. It’s like they refuse to talk about it.”</text:span></text:p>
      <text:p text:style-name="P9"><text:span text:style-name="T40"><text:tab/>Nokev nodded. “That sounds about right.” He said. “The locals, or Earthers, won’t tell you a damned thing about what happened to their planet. You had to be there to experience it first hand. A race called the </text:span><text:span text:style-name="T42">Jalosian </text:span><text:span text:style-name="T43">came through this system and wiped out all living life on Earth. They didn’t touch the Moon or Mars colonies, who knows why that is. But they decimated the entire planet for their own personal gain.” He paused. “Trouble is, the plan backfired on them. It made it uninhabitable for them too. So they lef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5</text:page-count>) <text:date style:data-style-name="N37" text:date-value="2026-02-23T13:01:38.857339262">02/2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3T13:01:38.781850783</dc:date>
    <meta:editing-duration>PT1H40M26S</meta:editing-duration>
    <meta:editing-cycles>48</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56" meta:word-count="1902" meta:character-count="10156" meta:non-whitespace-character-count="8259"/>
  </office:meta>
</office:document-meta>
</file>